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a3e5f" officeooo:paragraph-rsid="001a3e5f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a3e5f" officeooo:paragraph-rsid="001a3e5f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a3e5f" officeooo:paragraph-rsid="001a3e5f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ÉTODO DEL PUNTO FIJO</text:p>
      <text:p text:style-name="P1"/>
      <text:p text:style-name="P2">PROGRAMA PRINCIPAL</text:p>
      <text:p text:style-name="P3">El objetivo de este programa es el de aproximar las raíces de una función utilizando el método de punto fijo. </text:p>
      <text:p text:style-name="P3"/>
      <text:p text:style-name="P3">Sera necesario declarar las siguientes variables:</text:p>
      <text:p text:style-name="P3"/>
      <text:p text:style-name="P3">REAL::x <text:s text:c="9"/>: Argumento de nuestra función </text:p>
      <text:p text:style-name="P3">REAL::g <text:s text:c="9"/>: Función despejada de nuestra función a evaluar.</text:p>
      <text:p text:style-name="P3">REAL::aprox <text:s text:c="2"/>: Valor aproximado.</text:p>
      <text:p text:style-name="P3">REAL::tol <text:s text:c="7"/>: Tolerancia aceptable de error.</text:p>
      <text:p text:style-name="P3">REAL::error <text:s text:c="3"/>: Variable que calcula el error del aproximado</text:p>
      <text:p text:style-name="P3"/>
      <text:p text:style-name="P3"><text:span text:style-name="T1">ALGORITMO</text:span> </text:p>
      <text:p text:style-name="P3">1. Antes que nada, estableceremos los valores de nuestra tolerancia de error, nuestro error inicial y nuestro valor aproximado.</text:p>
      <text:p text:style-name="P3">2. El programa le dará la bienvenida al usuario y le explicará su funcionamiento.</text:p>
      <text:p text:style-name="P3">3. El programa comenzará un DO WHILE de argumento (error&gt;tol), con el cual nos aseguraremos que continué hasta aproximar lo suficiente nuestro aproximado. Dentro del DO, introduciremos los siguientes comandos:</text:p>
      <text:p text:style-name="P3">x = g(aprox)</text:p>
      <text:p text:style-name="P3">aprox = x</text:p>
      <text:p text:style-name="P3">error = abs(aprox – g(aprox))</text:p>
      <text:p text:style-name="P3">De esta manera, iremos aproximando cada vez más nuestro valor al valor buscado.</text:p>
      <text:p text:style-name="P3">4. Al concluir el ciclo DO, el programa le mostrará al usuario el resultado.</text:p>
      <text:p text:style-name="P2"/>
      <text:p text:style-name="P2">FIN DEL PROGRAMA PRINCIPAL</text:p>
      <text:p text:style-name="P2"/>
      <text:p text:style-name="P2">FUNCIÓN </text:p>
      <text:p text:style-name="P3">El objetivo de este segmento de código será el de introducir nuestra función g despejada de nuestra función a la cuál queremos aproximar la derivada.</text:p>
      <text:p text:style-name="P3"/>
      <text:p text:style-name="P3">Sera necesario declarar las siguientes variables:</text:p>
      <text:p text:style-name="P3">REAL,INTENT(IN)::x <text:s text:c="6"/>: Argumento de nuestra función.</text:p>
      <text:p text:style-name="P3">REAL::g <text:s text:c="29"/>: Función a evaluar.</text:p>
      <text:p text:style-name="P3"/>
      <text:p text:style-name="P3">En este caso particular, despejamos nuestra función de la siguiente manera:</text:p>
      <text:p text:style-name="P3"/>
      <text:p text:style-name="P3">g = 1/(x**2 + x + )</text:p>
      <text:p text:style-name="P3"/>
      <text:p text:style-name="P2">FIN DE LA FUNCIÓ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9:02:29.018783382</meta:creation-date>
    <dc:date>2018-10-29T19:15:31.673200873</dc:date>
    <meta:editing-duration>PT45S</meta:editing-duration>
    <meta:editing-cycles>1</meta:editing-cycles>
    <meta:document-statistic meta:table-count="0" meta:image-count="0" meta:object-count="0" meta:page-count="1" meta:paragraph-count="27" meta:word-count="236" meta:character-count="1543" meta:non-whitespace-character-count="1264"/>
    <meta:generator>LibreOffice/6.0.3.2$Linux_X86_64 LibreOffice_project/00m0$Build-2</meta:generator>
  </office:meta>
</office:document-meta>
</file>